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</style:style>
    <style:style style:name="P2" style:family="paragraph" style:parent-style-name="Text_20_body" style:list-style-name="L1">
      <style:paragraph-properties fo:line-height="100%"/>
      <style:text-properties fo:font-weight="bold" style:font-weight-asian="bold" style:font-weight-complex="bold"/>
    </style:style>
    <style:style style:name="P3" style:family="paragraph" style:parent-style-name="Text_20_body" style:list-style-name="L1">
      <style:paragraph-properties fo:line-height="100%"/>
    </style:style>
    <style:style style:name="P4" style:family="paragraph" style:parent-style-name="Text_20_body" style:list-style-name="L1">
      <style:paragraph-properties fo:line-height="100%"/>
      <style:text-properties fo:font-weight="normal" style:font-weight-asian="normal" style:font-weight-complex="normal"/>
    </style:style>
    <style:style style:name="P5" style:family="paragraph" style:parent-style-name="Text_20_body" style:list-style-name="L2">
      <style:paragraph-properties fo:line-height="100%"/>
      <style:text-properties fo:font-weight="normal" style:font-weight-asian="normal" style:font-weight-complex="normal"/>
    </style:style>
    <style:style style:name="P6" style:family="paragraph" style:parent-style-name="Text_20_body" style:list-style-name="L3">
      <style:paragraph-properties fo:line-height="100%"/>
      <style:text-properties fo:font-weight="normal" style:font-weight-asian="normal" style:font-weight-complex="normal"/>
    </style:style>
    <style:style style:name="P7" style:family="paragraph" style:parent-style-name="Text_20_body" style:list-style-name="L4">
      <style:paragraph-properties fo:line-height="100%"/>
      <style:text-properties fo:font-weight="normal" style:font-weight-asian="normal" style:font-weight-complex="normal"/>
    </style:style>
    <style:style style:name="P8" style:family="paragraph" style:parent-style-name="Text_20_body" style:list-style-name="L5">
      <style:paragraph-properties fo:line-height="100%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inimal OpenRISC System on Chip</text:p>
      <text:p text:style-name="Title">Synthesis Examples</text:p>
      <text:p text:style-name="Text_20_body"/>
      <text:p text:style-name="P1">Note: different constraint files for different boards → inside of backend directory</text:p>
      <text:list xml:id="list1390072937" text:style-name="L1">
        <text:list-item text:start-value="1">
          <text:p text:style-name="P2">Spartan 3A DSP 1800</text:p>
          <text:list>
            <text:list-item>
              <text:p text:style-name="P3">minsoc/rtl/verilog/minsoc_defines.v</text:p>
              <text:list>
                <text:list-item>
                  <text:p text:style-name="P3">no definitions change, ready to go</text:p>
                </text:list-item>
              </text:list>
            </text:list-item>
            <text:list-item>
              <text:p text:style-name="P4">minsoc/rtl/verilog/or1200/rtl/verilog/or1200_defines.v (optional, reduce logic use)</text:p>
              <text:list>
                <text:list-item>
                  <text:p text:style-name="P4">uncomment `define OR1200_XILINX_RAMB16</text:p>
                </text:list-item>
              </text:list>
            </text:list-item>
          </text:list>
        </text:list-item>
        <text:list-item>
          <text:p text:style-name="P2">Spartan 3E Starter Kit no Ethernet</text:p>
          <text:list>
            <text:list-item>
              <text:p text:style-name="P4">minsoc/rtl/verilog/minsoc_defines.v</text:p>
              <text:list>
                <text:list-item>
                  <text:p text:style-name="P4">comment `define SPARTAN3A</text:p>
                </text:list-item>
                <text:list-item>
                  <text:p text:style-name="P4">uncomment `define SPARTAN3E</text:p>
                </text:list-item>
                <text:list-item>
                  <text:p text:style-name="P4">change CLOCK_DIVISOR from 5 to 2</text:p>
                </text:list-item>
                <text:list-item>
                  <text:p text:style-name="P4">comment `define ETHERNET</text:p>
                </text:list-item>
              </text:list>
            </text:list-item>
            <text:list-item>
              <text:p text:style-name="P4">minsoc/rtl/verilog/or1200/rtl/verilog/or1200_defines.v</text:p>
              <text:list>
                <text:list-item>
                  <text:p text:style-name="P4">uncomment `define OR1200_XILINX_RAMB16</text:p>
                </text:list-item>
                <text:list-item>
                  <text:p text:style-name="P4">uncomment `define OR1200_NO_DC</text:p>
                </text:list-item>
                <text:list-item>
                  <text:p text:style-name="P4">uncomment `define OR1200_NO_IC</text:p>
                </text:list-item>
                <text:list-item>
                  <text:p text:style-name="P4">uncomment `define OR1200_NO_DMMU</text:p>
                </text:list-item>
                <text:list-item>
                  <text:p text:style-name="P4">uncomment `define OR1200_NO_IMMU</text:p>
                </text:list-item>
              </text:list>
            </text:list-item>
          </text:list>
        </text:list-item>
        <text:list-item>
          <text:p text:style-name="P2">Spartan 3E Starter Kit with Ethernet</text:p>
          <text:list>
            <text:list-item>
              <text:p text:style-name="P4">Synthesis properties:</text:p>
              <text:list>
                <text:list-item>
                  <text:p text:style-name="P4">Optimization Goal: Area</text:p>
                </text:list-item>
                <text:list-item>
                  <text:p text:style-name="P4">Optimization Effort: High</text:p>
                </text:list-item>
              </text:list>
            </text:list-item>
            <text:list-item>
              <text:p text:style-name="P4">minsoc/rtl/verilog/minsoc_defines.v</text:p>
              <text:list>
                <text:list-item>
                  <text:p text:style-name="P4">comment `define SPARTAN3A</text:p>
                </text:list-item>
                <text:list-item>
                  <text:p text:style-name="P4">uncomment `define SPARTAN3E</text:p>
                </text:list-item>
                <text:list-item>
                  <text:p text:style-name="P4">let CLOCK_DIVISOR at 5</text:p>
                </text:list-item>
                <text:list-item>
                  <text:p text:style-name="P4">change MEMORY_ADR_WIDTH <text:s/>from 13 to 12</text:p>
                </text:list-item>
                <text:list-item>
                  <text:p text:style-name="P4">uncomment `define ETHERNET</text:p>
                </text:list-item>
                <text:list-item>
                  <text:p text:style-name="P4"><text:soft-page-break/>comment `define UART</text:p>
                  <text:list>
                    <text:list-item>
                      <text:p text:style-name="P4">this is not necessary, though you will get 99% device usage if not commenting, 89% otherwise. </text:p>
                    </text:list-item>
                  </text:list>
                </text:list-item>
              </text:list>
            </text:list-item>
            <text:list-item>
              <text:p text:style-name="P4">minsoc/rtl/verilog/or1200/rtl/verilog/or1200_defines.v</text:p>
              <text:list>
                <text:list-item>
                  <text:p text:style-name="P4">uncomment `define OR1200_XILINX_RAMB16</text:p>
                </text:list-item>
              </text:list>
            </text:list-item>
          </text:list>
        </text:list-item>
      </text:list>
      <text:list xml:id="list1865940004" text:style-name="L2">
        <text:list-item>
          <text:list>
            <text:list-item>
              <text:list>
                <text:list-item>
                  <text:p text:style-name="P5">uncomment `define OR1200_NO_DC</text:p>
                </text:list-item>
                <text:list-item>
                  <text:p text:style-name="P5">uncomment `define OR1200_NO_IC</text:p>
                </text:list-item>
                <text:list-item>
                  <text:p text:style-name="P5">uncomment `define OR1200_NO_DMMU</text:p>
                </text:list-item>
                <text:list-item>
                  <text:p text:style-name="P5">uncomment `define OR1200_NO_IMMU</text:p>
                </text:list-item>
              </text:list>
            </text:list-item>
          </text:list>
        </text:list-item>
      </text:list>
      <text:list xml:id="list122536306" text:continue-list="list1390072937" text:style-name="L1">
        <text:list-item>
          <text:list>
            <text:list-item>
              <text:list>
                <text:list-item>
                  <text:p text:style-name="P4">comment `define OR1200_MULT_IMPLEMENTED</text:p>
                </text:list-item>
                <text:list-item>
                  <text:p text:style-name="P4">comment `define OR1200_MAC_IMPLEMENTED</text:p>
                </text:list-item>
                <text:list-item>
                  <text:p text:style-name="P4">comment `define OR1200_PM_IMPLEMENTED</text:p>
                </text:list-item>
                <text:list-item>
                  <text:p text:style-name="P4">comment `define OR1200_CFGR_IMPLEMENTED</text:p>
                </text:list-item>
              </text:list>
            </text:list-item>
            <text:list-item>
              <text:p text:style-name="P4">minsoc/rtl/verilog/ethmac/rtl/verilog/eth_defines.v</text:p>
              <text:list>
                <text:list-item>
                  <text:p text:style-name="P4">uncomment `define ETH_FIFO_XILINX</text:p>
                </text:list-item>
                <text:list-item>
                  <text:p text:style-name="P4">uncomment `define ETH_XILINX_RAMB4</text:p>
                </text:list-item>
              </text:list>
            </text:list-item>
            <text:list-item>
              <text:p text:style-name="P4">Collateral effects: </text:p>
              <text:list>
                <text:list-item>
                  <text:p text:style-name="P4">from sw/support/Makefile.inc line 7:</text:p>
                  <text:list>
                    <text:list-item>
                      <text:p text:style-name="P4">GCC_OPT=-mhard-mul -g to GCC_OPT=-msoft-mul -g</text:p>
                    </text:list-item>
                  </text:list>
                </text:list-item>
                <text:list-item>
                  <text:p text:style-name="P4">change sw/support/orp.ld:</text:p>
                  <text:list>
                    <text:list-item>
                      <text:p text:style-name="P4">ram: LENGTH = from 0x00006E00 to 0x00002E00</text:p>
                    </text:list-item>
                    <text:list-item>
                      <text:p text:style-name="P3"><text:span text:style-name="T2">this is not much memory, I recommend the inclusion of the </text:span>wb_ddr<text:span text:style-name="T2"> project to minsoc to use your DDR SRAM memory</text:span></text:p>
                    </text:list-item>
                  </text:list>
                </text:list-item>
                <text:list-item>
                  <text:p text:style-name="P4">change sw/support/board.h</text:p>
                </text:list-item>
              </text:list>
            </text:list-item>
          </text:list>
        </text:list-item>
      </text:list>
      <text:list xml:id="list1252896798" text:style-name="L3">
        <text:list-item>
          <text:list>
            <text:list-item>
              <text:list>
                <text:list-item>
                  <text:list>
                    <text:list-item>
                      <text:p text:style-name="P6">IN_CLK to 10000000 <text:tab/>//(10MHz) this will make the simulation have problems with the uart output but will work on implementation</text:p>
                    </text:list-item>
                  </text:list>
                </text:list-item>
              </text:list>
            </text:list-item>
          </text:list>
        </text:list-item>
      </text:list>
      <text:list xml:id="list1481084167" text:continue-list="list122536306" text:style-name="L1">
        <text:list-item>
          <text:list>
            <text:list-item>
              <text:list>
                <text:list-item>
                  <text:list>
                    <text:list-item>
                      <text:p text:style-name="P4">STACK_SIZE to 0x00180</text:p>
                    </text:list-item>
                    <text:list-item>
                      <text:p text:style-name="P4">UART_BAUD_RATE to 9600 <text:s/>//baudrate 115200 leads to a high baudrate skew due to a truncation. PC cannot recognize the output</text:p>
                    </text:list-item>
                  </text:list>
                </text:list-item>
                <text:list-item>
                  <text:p text:style-name="P4">reduce sw/eth.c</text:p>
                  <text:list>
                    <text:list-item>
                      <text:p text:style-name="P4">remove lines 230-231</text:p>
                    </text:list-item>
                    <text:list-item>
                      <text:p text:style-name="P4">remove lines 215-220</text:p>
                    </text:list-item>
                    <text:list-item>
                      <text:p text:style-name="P4">remove line 206</text:p>
                    </text:list-item>
                    <text:list-item>
                      <text:p text:style-name="P4">remove line 202</text:p>
                    </text:list-item>
                    <text:list-item>
                      <text:p text:style-name="P4"><text:soft-page-break/>change uart_print_long to uart_print_short, line 162</text:p>
                    </text:list-item>
                  </text:list>
                </text:list-item>
              </text:list>
            </text:list-item>
          </text:list>
        </text:list-item>
      </text:list>
      <text:list xml:id="list2007276973" text:style-name="L4">
        <text:list-item>
          <text:list>
            <text:list-item>
              <text:list>
                <text:list-item>
                  <text:list>
                    <text:list-item>
                      <text:p text:style-name="P7">change lines 98 and 99 to char tx_data[64] and char rx_data[64]</text:p>
                    </text:list-item>
                  </text:list>
                </text:list-item>
              </text:list>
            </text:list-item>
          </text:list>
        </text:list-item>
      </text:list>
      <text:list xml:id="list367117266" text:style-name="L5">
        <text:list-item>
          <text:list>
            <text:list-item>
              <text:list>
                <text:list-item>
                  <text:list>
                    <text:list-item>
                      <text:p text:style-name="P8">remove lines 53-70 void uart_print_long(unsigned int ul) {}</text:p>
                    </text:list-item>
                  </text:list>
                </text:list-item>
              </text:list>
            </text:list-item>
          </text:list>
        </text:list-item>
      </text:list>
      <text:list xml:id="list2049891986" text:continue-list="list1481084167" text:style-name="L1">
        <text:list-item>
          <text:list>
            <text:list-item>
              <text:list>
                <text:list-item>
                  <text:list>
                    <text:list-item>
                      <text:p text:style-name="P4">remove lines 31-42 void uart_interrupt(){}</text:p>
                    </text:list-item>
                  </text:list>
                </text:list-item>
              </text:list>
            </text:list-item>
            <text:list-item>
              <text:p text:style-name="P3"><text:span text:style-name="T2">Further area optimization possibilities: </text:span><text:span text:style-name="T1">(not necessary, DON'T DO)</text:span></text:p>
              <text:list>
                <text:list-item>
                  <text:p text:style-name="P4">Turn off: pic, tick timer or debug unit</text:p>
                </text:list-item>
              </text:list>
            </text:list-item>
          </text:list>
        </text:list-item>
        <text:list-item>
          <text:p text:style-name="P2">Altera Devices</text:p>
          <text:list>
            <text:list-item>
              <text:p text:style-name="P4">minsoc/rtl/verilog/minsoc_defines.v</text:p>
              <text:list>
                <text:list-item>
                  <text:p text:style-name="P4">uncoment `define ALTERA_FPGA</text:p>
                </text:list-item>
                <text:list-item>
                  <text:p text:style-name="P4">comment `define XILINX_FPGA</text:p>
                </text:list-item>
                <text:list-item>
                  <text:p text:style-name="P4">comment `define SPARTAN3A</text:p>
                </text:list-item>
                <text:list-item>
                  <text:p text:style-name="P4">select your memory amount "`define MEMORY_ADR_WIDTH <text:s text:c="2"/>13"</text:p>
                </text:list-item>
                <text:list-item>
                  <text:p text:style-name="P4">choose a clock division for your global clock related to your design max speed by changing the definition: "`define CLOCK_DIVISOR 5". Since you have an Altera device please use only even numbers for the division, odd numbers are going to be rounded down. </text:p>
                </text:list-item>
                <text:list-item>
                  <text:p text:style-name="P4">Define your RESET polarity uncommenting "`define POSITIVE_RESET" or "`define NEGATIVE_RESET" and commenting the other. </text:p>
                </text:list-item>
              </text:list>
            </text:list-item>
            <text:list-item>
              <text:p text:style-name="P4">minsoc/rtl/verilog/or1200/rtl/verilog/or1200_defines.v</text:p>
              <text:list>
                <text:list-item>
                  <text:p text:style-name="P3">uncomment `define OR1200_ALTERA_LPM</text:p>
                </text:list-item>
                <text:list-item>
                  <text:p text:style-name="P3">include `define OR1200_ALTERA_LPM_XXX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ul Fajardo</meta:initial-creator>
    <meta:creation-date>2010-09-23T16:03:11</meta:creation-date>
    <dc:date>2010-10-15T16:06:31</dc:date>
    <meta:editing-duration>PT00H12M33S</meta:editing-duration>
    <meta:editing-cycles>7</meta:editing-cycles>
    <meta:generator>OpenOffice.org/3.2$Linux OpenOffice.org_project/320m12$Build-9483</meta:generator>
    <meta:document-statistic meta:table-count="0" meta:image-count="0" meta:object-count="0" meta:page-count="3" meta:paragraph-count="77" meta:word-count="467" meta:character-count="3386"/>
  </office:meta>
</office:document-meta>
</file>